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stem-ui" svg:font-family="system-u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5e08"/>
    </style:style>
    <style:style style:name="P2" style:family="paragraph" style:parent-style-name="Standard">
      <style:text-properties officeooo:rsid="000a5e08" officeooo:paragraph-rsid="000a5e08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f71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c501" officeooo:paragraph-rsid="000cc50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c501" officeooo:paragraph-rsid="001ed965" style:font-weight-asian="bold" style:font-weight-complex="bold"/>
    </style:style>
    <style:style style:name="P7" style:family="paragraph" style:parent-style-name="Standard">
      <style:text-properties officeooo:rsid="000d01ac" officeooo:paragraph-rsid="000d01ac"/>
    </style:style>
    <style:style style:name="P8" style:family="paragraph" style:parent-style-name="Standard">
      <style:text-properties officeooo:rsid="000f4212" officeooo:paragraph-rsid="001028c0"/>
    </style:style>
    <style:style style:name="P9" style:family="paragraph" style:parent-style-name="Standard">
      <style:text-properties officeooo:rsid="0018f719" officeooo:paragraph-rsid="0018f719"/>
    </style:style>
    <style:style style:name="P10" style:family="paragraph" style:parent-style-name="Standard">
      <style:text-properties officeooo:rsid="001a7757" officeooo:paragraph-rsid="001a7757"/>
    </style:style>
    <style:style style:name="P11" style:family="paragraph" style:parent-style-name="Standard">
      <style:text-properties officeooo:paragraph-rsid="001a8238"/>
    </style:style>
    <style:style style:name="P12" style:family="paragraph" style:parent-style-name="Standard">
      <style:text-properties style:text-underline-style="none" fo:font-weight="normal" officeooo:rsid="001eed12" officeooo:paragraph-rsid="001eed12" style:font-weight-asian="normal" style:font-weight-complex="normal"/>
    </style:style>
    <style:style style:name="P13" style:family="paragraph" style:parent-style-name="Standard">
      <style:text-properties officeooo:rsid="00205f2c" officeooo:paragraph-rsid="00205f2c"/>
    </style:style>
    <style:style style:name="P14" style:family="paragraph" style:parent-style-name="Standard">
      <style:text-properties officeooo:rsid="00205f2c" officeooo:paragraph-rsid="0021e30a"/>
    </style:style>
    <style:style style:name="P15" style:family="paragraph" style:parent-style-name="Standard">
      <style:text-properties officeooo:rsid="0021e30a" officeooo:paragraph-rsid="0021e30a"/>
    </style:style>
    <style:style style:name="P16" style:family="paragraph" style:parent-style-name="Standard">
      <style:text-properties officeooo:rsid="00221510" officeooo:paragraph-rsid="00221510"/>
    </style:style>
    <style:style style:name="P17" style:family="paragraph" style:parent-style-name="Standard">
      <style:text-properties officeooo:rsid="0022ce66" officeooo:paragraph-rsid="0022ce66"/>
    </style:style>
    <style:style style:name="P18" style:family="paragraph" style:parent-style-name="Standard">
      <style:text-properties officeooo:rsid="0023f513" officeooo:paragraph-rsid="0023f513"/>
    </style:style>
    <style:style style:name="P19" style:family="paragraph" style:parent-style-name="Standard">
      <style:text-properties officeooo:rsid="0024ce1e" officeooo:paragraph-rsid="0024ce1e"/>
    </style:style>
    <style:style style:name="T1" style:family="text">
      <style:text-properties officeooo:rsid="000759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98b" style:font-weight-asian="bold" style:font-weight-complex="bold"/>
    </style:style>
    <style:style style:name="T4" style:family="text">
      <style:text-properties fo:font-weight="bold" officeooo:rsid="000d84c9" style:font-weight-asian="bold" style:font-weight-complex="bold"/>
    </style:style>
    <style:style style:name="T5" style:family="text">
      <style:text-properties fo:font-weight="bold" officeooo:rsid="001028c0" style:font-weight-asian="bold" style:font-weight-complex="bold"/>
    </style:style>
    <style:style style:name="T6" style:family="text">
      <style:text-properties fo:font-weight="bold" officeooo:rsid="001a7757" style:font-weight-asian="bold" style:font-weight-complex="bold"/>
    </style:style>
    <style:style style:name="T7" style:family="text">
      <style:text-properties fo:font-weight="bold" officeooo:rsid="001a8238" style:font-weight-asian="bold" style:font-weight-complex="bold"/>
    </style:style>
    <style:style style:name="T8" style:family="text">
      <style:text-properties fo:font-weight="bold" officeooo:rsid="001afaed" style:font-weight-asian="bold" style:font-weight-complex="bold"/>
    </style:style>
    <style:style style:name="T9" style:family="text">
      <style:text-properties fo:font-weight="bold" officeooo:rsid="0023f8a1" style:font-weight-asian="bold" style:font-weight-complex="bold"/>
    </style:style>
    <style:style style:name="T10" style:family="text">
      <style:text-properties fo:font-weight="bold" officeooo:rsid="00251847" style:font-weight-asian="bold" style:font-weight-complex="bold"/>
    </style:style>
    <style:style style:name="T11" style:family="text">
      <style:text-properties officeooo:rsid="000cc501"/>
    </style:style>
    <style:style style:name="T12" style:family="text">
      <style:text-properties officeooo:rsid="000d84c9"/>
    </style:style>
    <style:style style:name="T13" style:family="text">
      <style:text-properties officeooo:rsid="001028c0"/>
    </style:style>
    <style:style style:name="T14" style:family="text">
      <style:text-properties officeooo:rsid="00108347"/>
    </style:style>
    <style:style style:name="T15" style:family="text">
      <style:text-properties officeooo:rsid="001a7757"/>
    </style:style>
    <style:style style:name="T16" style:family="text">
      <style:text-properties officeooo:rsid="001a8238"/>
    </style:style>
    <style:style style:name="T17" style:family="text">
      <style:text-properties officeooo:rsid="001afaed"/>
    </style:style>
    <style:style style:name="T18" style:family="text">
      <style:text-properties officeooo:rsid="001c11f6"/>
    </style:style>
    <style:style style:name="T19" style:family="text">
      <style:text-properties officeooo:rsid="00205f2c"/>
    </style:style>
    <style:style style:name="T20" style:family="text">
      <style:text-properties officeooo:rsid="0021e30a"/>
    </style:style>
    <style:style style:name="T21" style:family="text">
      <style:text-properties officeooo:rsid="00221510"/>
    </style:style>
    <style:style style:name="T22" style:family="text">
      <style:text-properties officeooo:rsid="0022ce66"/>
    </style:style>
    <style:style style:name="T23" style:family="text">
      <style:text-properties officeooo:rsid="0023f8a1"/>
    </style:style>
    <style:style style:name="T24" style:family="text">
      <style:text-properties officeooo:rsid="002518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exte du projet :</text:p>
      <text:p text:style-name="Standard"/>
      <text:p text:style-name="Standard"/>
      <text:p text:style-name="P1">La commanditaire de ce projet est la coordinatrice JPO de la Cité Descartes, Mandine Jarverzac. Le projet a pour but de fournir une application <text:span text:style-name="T1">pour les visiteurs venant assister aux Journées Portes Ouvertes (JPO) du campus Descartes afin de les aider à profiter au maximum de ces journées. Cette application devra faciliter la visite de l’utilisateur en proposant différentes fonctionnalités d’organisation, de géolocalisation et d’affichage d’informations.</text:span></text:p>
      <text:p text:style-name="P1"/>
      <text:p text:style-name="P7">Les enjeux de ce projet sont de proposer une application <text:span text:style-name="T2">f</text:span><text:span text:style-name="T5">onctionnelle</text:span><text:span text:style-name="T13"> avec le jeu de données correspondant aux JPO 2019 qui soit </text:span><text:span text:style-name="T5">facile d’utilisation</text:span><text:span text:style-name="T13"> pour les visiteurs de la JPO et qui </text:span><text:span text:style-name="T5">réponde aux objectifs</text:span><text:span text:style-name="T13"> fixés ci-dessous. L’application doit être </text:span><text:span text:style-name="T5">esthétiquement agréable</text:span><text:span text:style-name="T13">.</text:span></text:p>
      <text:p text:style-name="P1"/>
      <text:p text:style-name="P1"/>
      <text:p text:style-name="P5">Objectif<text:span text:style-name="T14">s de l’étude</text:span> :</text:p>
      <text:p text:style-name="P5"/>
      <text:p text:style-name="P12">Notre travail lors de la phase d’analyse a pour but de dégager plusieurs objectifs :</text:p>
      <text:p text:style-name="P12">- Définir les besoins des commanditaires et constituer un cahier des charges ;</text:p>
      <text:p text:style-name="P12">- Définir les fonctionnalités de l’application, <text:span text:style-name="T19">l’interface utilisateur</text:span> ;</text:p>
      <text:p text:style-name="P12">- Dé<text:span text:style-name="T19">finir les fonctionnalités de l’interface administrateur ;</text:span></text:p>
      <text:p text:style-name="P5"/>
      <text:p text:style-name="P6">Objectif<text:span text:style-name="T14">s du projet</text:span> :</text:p>
      <text:p text:style-name="P1"/>
      <text:p text:style-name="P8">L’application devra répondre à des besoins étalés sur trois périodes de temps : </text:p>
      <text:p text:style-name="P8">- la préparation <text:span text:style-name="T2">avant</text:span> les JPO ;</text:p>
      <text:p text:style-name="P8">- <text:span text:style-name="T13">une utilisation </text:span><text:span text:style-name="T5">pendant</text:span><text:span text:style-name="T13"> les JPO ;</text:span></text:p>
      <text:p text:style-name="P8">- <text:span text:style-name="T13">un retour utilisateur </text:span><text:span text:style-name="T5">après</text:span><text:span text:style-name="T13"> les JPO.</text:span></text:p>
      <text:p text:style-name="P1"/>
      <text:p text:style-name="P2">L’utilisateur pourra utiliser cette application en mode connecté <text:span text:style-name="T11">afin de répondre à des formulaire </text:span>ou <text:span text:style-name="T11">bien en mode hors-connexion.</text:span></text:p>
      <text:p text:style-name="P1"/>
      <text:p text:style-name="P1"><text:span text:style-name="T1"><text:tab/>Cette application vise à aider l’utilisateur à organiser sa journée </text:span><text:span text:style-name="T3">en avance</text:span><text:span text:style-name="T1"> en fonction des événements et conférences qui seront disponibles dans les différents établissements du campus. L’utilisateur pourra ainsi </text:span><text:span text:style-name="T3">organiser son planning</text:span><text:span text:style-name="T1"> et ses </text:span><text:span text:style-name="T3">événements favoris </text:span><text:span text:style-name="T1">et être alerté à l’approche d’un évènement (système de notification).</text:span></text:p>
      <text:p text:style-name="P1"/>
      <text:p text:style-name="P1"><text:span text:style-name="T1"><text:tab/>L’application devra également guider et assister le visiteur </text:span><text:span text:style-name="T3">pendant</text:span><text:span text:style-name="T1"> sa visite sur le campus grâce à une </text:span><text:span text:style-name="T3">carte</text:span><text:span text:style-name="T1"> comportant une </text:span><text:span text:style-name="T3">fonction d’itinéraire</text:span><text:span text:style-name="T1">, les </text:span><text:span text:style-name="T3">moyens de transport disponibles</text:span><text:span text:style-name="T1">, les </text:span><text:span text:style-name="T3">restaurants</text:span><text:span text:style-name="T1"> ainsi que des </text:span><text:span text:style-name="T3">marqueurs pour chaque établissement</text:span><text:span text:style-name="T1">. Ces marqueurs redirigeront l’utilisateur vers les </text:span><text:span text:style-name="T3">formations</text:span><text:span text:style-name="T1"> des différents établissements, les </text:span><text:span text:style-name="T3">stands</text:span><text:span text:style-name="T1"> présents à cet endroit, les </text:span><text:span text:style-name="T3">conférences</text:span><text:span text:style-name="T1"> qui y sont organisées ainsi que le </text:span><text:span text:style-name="T3">site internet de l’établissement</text:span><text:span text:style-name="T1"> pour des informations plus exhaustives.</text:span></text:p>
      <text:p text:style-name="P1"/>
      <text:p text:style-name="P1"><text:tab/></text:p>
      <text:p text:style-name="P7">Un dernier aspect de l’application est de permettre à l’utilisateur de soumettre un formulaire de satisfaction afin d’<text:span text:style-name="T12">évaluer les événements </text:span><text:span text:style-name="T4">après</text:span><text:span text:style-name="T12"> y avoir assisté.</text:span></text:p>
      <text:p text:style-name="P7"/>
      <text:p text:style-name="P18">Les commanditaires du projets nous ont aussi demandé de concevoir une interface pour les administrateurs des <text:span text:style-name="T23">bases de données. Ces administrateurs n’ayant pas de connaissances poussés avec les outils de SGBD tels que Postgres, PgAdmin… il est nécessaire de réaliser une </text:span><text:span text:style-name="T9">interface</text:span><text:span text:style-name="T23"> de <text:s/>gestion de base de données </text:span><text:span text:style-name="T9">simple d’utilisation</text:span><text:span text:style-name="T23"> et dont les fonctionnalités restent </text:span><text:span text:style-name="T9">basiques</text:span><text:span text:style-name="T23">.</text:span></text:p>
      <text:p text:style-name="P18"/>
      <text:p text:style-name="P19"><text:soft-page-break/>Ces administrateurs <text:span text:style-name="T24">doivent pouvoir </text:span><text:span text:style-name="T10">ajouter</text:span><text:span text:style-name="T24">, </text:span><text:span text:style-name="T10">modifier</text:span><text:span text:style-name="T24"> et </text:span><text:span text:style-name="T10">supprimer</text:span><text:span text:style-name="T24"> des lignes dans les base de données.</text:span></text:p>
      <text:p text:style-name="Standard"/>
      <text:p text:style-name="Standard"/>
      <text:p text:style-name="Standard"/>
      <text:p text:style-name="Standard"/>
      <text:p text:style-name="P4">Contraintes :</text:p>
      <text:p text:style-name="Standard"/>
      <text:p text:style-name="P10">Le projet présente plusieurs contraintes :</text:p>
      <text:p text:style-name="Standard"/>
      <text:p text:style-name="P11">- <text:span text:style-name="T16">L’application doit pouvoir </text:span><text:span text:style-name="T7">remplir les fonctions </text:span><text:span text:style-name="T8">et objectifs</text:span><text:span text:style-name="T7"> définis</text:span><text:span text:style-name="T16"> dans le cahier des charges réaliser en concertation avec les commanditaires du projet. </text:span></text:p>
      <text:p text:style-name="P9"><text:span text:style-name="T15">- L’utilisation des données des utilisateurs de l’application et des sondages préalablement effectués doivent être conforme à la </text:span><text:span text:style-name="T6">réglementation définie par la </text:span><text:span text:style-name="T2">CNIL.</text:span></text:p>
      <text:p text:style-name="P9">- <text:span text:style-name="T16">La </text:span><text:span text:style-name="T7">c</text:span><text:span text:style-name="T2">harte graphique</text:span> <text:span text:style-name="T17">doit convenir aux commanditaires.</text:span></text:p>
      <text:p text:style-name="P9">- <text:span text:style-name="T17">Un </text:span><text:span text:style-name="T8">accès</text:span><text:span text:style-name="T17"> à la </text:span><text:span text:style-name="T8">base de données</text:span><text:span text:style-name="T17"> et au </text:span><text:span text:style-name="T8">code de l’application</text:span><text:span text:style-name="T17"> doit être garanti afin de permettre des évolutions postérieures au projet. Une documentation utilisateur détaillée est donc nécessaire.</text:span></text:p>
      <text:p text:style-name="P9">- <text:span text:style-name="T18">Il est aussi nécessaire de s’assurer de la disponibilité des serveurs afin de pouvoir héberger les bases de données.</text:span></text:p>
      <text:p text:style-name="P9"/>
      <text:p text:style-name="P19">3.3 Les acteurs</text:p>
      <text:p text:style-name="P19"/>
      <text:p text:style-name="P19">Les acteurs du projets sont les suivants : </text:p>
      <text:p text:style-name="P19">- Les commanditaires : Mandine Jarverzac et l’UPEM ;</text:p>
      <text:p text:style-name="P19">- Les administrateurs des bases de données qui se chargeront de les remplir avec les bonnes informations sur les établissements et de récupérer les formulaires de satisfactions ;</text:p>
      <text:p text:style-name="P19">- les visiteurs des Journées Portes Ouvertes ;</text:p>
      <text:p text:style-name="P19"/>
      <text:p text:style-name="P19"/>
      <text:p text:style-name="P19"/>
      <text:p text:style-name="P9"/>
      <text:p text:style-name="P13">6.2</text:p>
      <text:p text:style-name="P13"/>
      <text:p text:style-name="P13">Nom : Explor’Descartes</text:p>
      <text:p text:style-name="P13"/>
      <text:p text:style-name="P14"><text:span text:style-name="T20">Les commanditaires souhaitaient que le nom de l’application contienne à la fois le nom du campus et la dimension de géographique de l’application. </text:span>Après concertation avec les commanditaires, nous avons établi une liste de nom possibles pour l’application <text:span text:style-name="T20">et</text:span> le projet.<text:span text:style-name="T20"> Nous avons réalisé un sondage auprès des élèves de l’ENSG afin de sélectionner les noms les plus pertinents.</text:span></text:p>
      <text:p text:style-name="P15"/>
      <text:p text:style-name="P15">Finalement parmi les noms restants nous avons choisi « Explor’Descartes ».</text:p>
      <text:p text:style-name="P15">Ce nom évoque la découverte et l’exploration du campus Descartes lors des Journées Portes Ouvertes.</text:p>
      <text:p text:style-name="P15"/>
      <text:p text:style-name="P15">Logo :</text:p>
      <text:p text:style-name="P15"/>
      <text:p text:style-name="P15">Comme pour le nom, les commanditaires avaient déjà <text:span text:style-name="T21">préparé des pistes de réflexion pour le logo.</text:span></text:p>
      <text:p text:style-name="P16">Ils désiraient un logo qui évoque l’idée de géolocalisation et la Cité Descartes.</text:p>
      <text:p text:style-name="P16"/>
      <text:p text:style-name="P16">Pour évoquer l’identité de la Cité Descartes, les commanditaires nous ont conseillés d’utiliser <text:span text:style-name="T22">la forme de</text:span> l’oeuvre d’art du rond point devant l’ESIEE. Cette œuvre représente l’axe de rotation de la Terre grâce à un grand pic de métal.</text:p>
      <text:p text:style-name="P16"><text:soft-page-break/>Nous avons décidé de représenter l’aspect de géolocalisation par un marqueur classique utilisé dans les services de géolocalisation de type Google Maps ou <text:span text:style-name="T22">Leaflet.</text:span></text:p>
      <text:p text:style-name="P16"/>
      <text:p text:style-name="P17">Enfin, le logo que nous avons retenu est tricolore, nous avons utilisé la couleur du nouveau logo de l’Université Gustave-Eiffel comme couleur principal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ystem-ui" svg:font-family="system-u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0:09.241348888</meta:creation-date>
    <dc:date>2019-03-16T19:22:08.908712418</dc:date>
    <meta:editing-duration>PT33M20S</meta:editing-duration>
    <meta:editing-cycles>4</meta:editing-cycles>
    <meta:generator>LibreOffice/6.0.4.2$MacOSX_X86_64 LibreOffice_project/9b0d9b32d5dcda91d2f1a96dc04c645c450872bf</meta:generator>
    <meta:document-statistic meta:table-count="0" meta:image-count="0" meta:object-count="0" meta:page-count="3" meta:paragraph-count="43" meta:word-count="805" meta:character-count="5281" meta:non-whitespace-character-count="4511"/>
  </office:meta>
</office:document-meta>
</file>